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1" svg:font-family="'Noto Sans Mono'" style:font-family-generic="roman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Source Sans Pro Semibold" fo:language="ru" fo:country="RU" officeooo:rsid="00017bd7" officeooo:paragraph-rsid="001d2e66"/>
    </style:style>
    <style:style style:name="P4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017bd7" officeooo:paragraph-rsid="001d2e66"/>
    </style:style>
    <style:style style:name="P5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017bd7" officeooo:paragraph-rsid="001d2e66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017bd7" officeooo:paragraph-rsid="001e85ba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1d2e66" officeooo:paragraph-rsid="001e85ba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fo:font-weight="bold" officeooo:rsid="001d2e66" officeooo:paragraph-rsid="001e85b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2pt" fo:language="ru" fo:country="RU" officeooo:rsid="001f0965" officeooo:paragraph-rsid="001f0965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1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rsid="002aa5c7" officeooo:paragraph-rsid="002aa5c7"/>
    </style:style>
    <style:style style:name="P12" style:family="paragraph" style:parent-style-name="Text_20_body">
      <style:text-properties officeooo:rsid="002aa5c7" officeooo:paragraph-rsid="002aa5c7"/>
    </style:style>
    <style:style style:name="P13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P14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5" style:family="paragraph" style:parent-style-name="Text_20_body">
      <style:paragraph-properties fo:text-align="start" style:justify-single-word="false"/>
      <style:text-properties fo:color="#666666" loext:opacity="100%" style:font-name="sans-serif" fo:font-size="15pt" fo:language="ru" fo:country="RU" officeooo:rsid="002b0e70" officeooo:paragraph-rsid="002b0e70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2pt" fo:language="ru" fo:country="RU" officeooo:rsid="002b0e70" officeooo:paragraph-rsid="002b0e70" style:font-size-asian="12pt" style:font-size-complex="12pt"/>
    </style:style>
    <style:style style:name="T1" style:family="text">
      <style:text-properties fo:language="ru" fo:country="RU" officeooo:rsid="00017bd7"/>
    </style:style>
    <style:style style:name="T2" style:family="text">
      <style:text-properties officeooo:rsid="001d2e66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1f0965"/>
    </style:style>
    <style:style style:name="T5" style:family="text">
      <style:text-properties officeooo:rsid="001e85ba"/>
    </style:style>
    <style:style style:name="T6" style:family="text">
      <style:text-properties officeooo:rsid="0027abc5"/>
    </style:style>
    <style:style style:name="T7" style:family="text">
      <style:text-properties officeooo:rsid="002aa5c7"/>
    </style:style>
    <style:style style:name="T8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337ab7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e83e8c" loext:opacity="100%" style:font-name="SFMono-Regular" fo:font-size="10.5pt" fo:letter-spacing="normal" fo:font-style="normal" fo:font-weight="normal"/>
    </style:style>
    <style:style style:name="T12" style:family="text">
      <style:text-properties officeooo:rsid="002b0e7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11_2363173952"/><text:span text:style-name="T1">федеральное государственное автономное образовательное учреждение высшего образования </text:span>«Национальный исследовательский университет ИТМО»<text:bookmark-end text:name="__RefHeading___Toc111_2363173952"/></text:p>
      <text:p text:style-name="P5">Факультет П<text:span text:style-name="T2">И</text:span>иКТ</text:p>
      <text:p text:style-name="P7">Программирование</text:p>
      <text:p text:style-name="P8"/>
      <text:p text:style-name="P8">ОТЧЁТ</text:p>
      <text:p text:style-name="P5">Лабораторная работа №<text:span text:style-name="T7">3</text:span>, вариант <text:span text:style-name="T5">№</text:span><text:span text:style-name="T7">943234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:<text:line-break/>Берман Денис Константинович,</text:p>
      <text:p text:style-name="P6"><text:span text:style-name="T5">студент группы</text:span> P3133</text:p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3">2022</text:p>
      <text:p text:style-name="P3"/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"><text:a xlink:type="simple" xlink:href="#__RefHeading___Toc787_1628875672" text:style-name="Index_20_Link" text:visited-style-name="Index_20_Link">Цель работы:<text:tab/>3</text:a></text:p>
          <text:p text:style-name="P1"><text:a xlink:type="simple" xlink:href="#__RefHeading___Toc789_1628875672" text:style-name="Index_20_Link" text:visited-style-name="Index_20_Link">Описание работы:<text:tab/>3</text:a></text:p>
          <text:p text:style-name="P1"><text:a xlink:type="simple" xlink:href="#__RefHeading___Toc791_1628875672" text:style-name="Index_20_Link" text:visited-style-name="Index_20_Link">Исходный код:<text:tab/>5</text:a></text:p>
          <text:p text:style-name="P1"><text:a xlink:type="simple" xlink:href="#__RefHeading___Toc793_1628875672" text:style-name="Index_20_Link" text:visited-style-name="Index_20_Link">Результат работы:<text:tab/>6</text:a></text:p>
          <text:p text:style-name="P1"><text:a xlink:type="simple" xlink:href="#__RefHeading___Toc795_1628875672" text:style-name="Index_20_Link" text:visited-style-name="Index_20_Link">Вывод:<text:tab/>6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<text:bookmark-start text:name="__RefHeading___Toc787_1628875672"/>Цель работы: <text:bookmark-end text:name="__RefHeading___Toc787_1628875672"/></text:h>
      <text:p text:style-name="P12">Построить объектную модель по описанию предметной области:</text:p>
      <text:p text:style-name="P11">Теплый, ласковый ветерок налетал порывами и шевелил на деревьях листочки. Скуперфильду казалось, что деревья приветливо машут ему сотнями своих крошечных зеленых ручек и что-то потихоньку шепчут на своем лесном языке. В траве пестрели розовые и нежно-голубые цветочки. Скуперфильд не знал, как они называются, но смотреть на них ему было чрезвычайно приятно. Вверху в ветвях деревьев порхали маленькие красногрудые птички, наполняя воздух веселым чириканьем. Некоторые из них слетали в траву, что-то клевали там, а потом опять взмывали кверху. Скуперфильд никогда не видел лесных птичек вблизи, и смотреть на них доставляло ему величайшее наслаждение. Видя, что Скуперфильд неподвижен, некоторые из птиц перестали бояться и пролетали у него под самым носом. А одна пичужка даже села ему на плечо. Должно быть, она приняла Скуперфильда совсем уж за какой-то неживой предмет, вроде обгорелого пня. Сидя на плече, она поглядывала по сторонам, наклоняя голову то на один бок, то на другой, а потом вспорхнула и улетела, задев Скуперфильда по щеке краем крыла. Это привело Скуперфильда в умиление. Ощутив нежное прикосновение этого милого существа, Скуперфильд расчувствовался и даже заплакал.</text:p>
      <text:p text:style-name="P10"><text:span text:style-name="Strong_20_Emphasis"><text:span text:style-name="T8">Программа должна удовлетворять следующим требованиям:</text:span></text:span></text:p>
      <text:list text:style-name="L1">
        <text:list-item>
          <text:p text:style-name="P13"><text:span text:style-name="T9">Доработанная модель должна соответствовать </text:span><text:a xlink:type="simple" xlink:href="https://en.wikipedia.org/wiki/SOLID_(object-oriented_design)" office:target-frame-name="_blank" xlink:show="new" text:style-name="Internet_20_link" text:visited-style-name="Visited_20_Internet_20_Link"><text:span text:style-name="T10">принципам SOLID</text:span></text:a><text:span text:style-name="T9">.</text:span></text:p>
        </text:list-item>
        <text:list-item>
          <text:p text:style-name="P14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13"><text:span text:style-name="T9">В разработанных классах должны быть переопределены методы </text:span><text:span text:style-name="Source_20_Text"><text:span text:style-name="T11">equals()</text:span></text:span><text:span text:style-name="T9">, </text:span><text:span text:style-name="Source_20_Text"><text:span text:style-name="T11">toString()</text:span></text:span><text:span text:style-name="T9"> и </text:span><text:span text:style-name="Source_20_Text"><text:span text:style-name="T11">hashCode()</text:span></text:span><text:span text:style-name="T9">.</text:span></text:p>
        </text:list-item>
        <text:list-item>
          <text:p text:style-name="P14">Программа должна содержать как минимум один перечисляемый тип (enum).</text:p>
        </text:list-item>
      </text:list>
      <text:p text:style-name="Text_20_body"/>
      <text:h text:style-name="Heading_20_1" text:outline-level="1" text:is-list-header="true"><text:bookmark-start text:name="__RefHeading___Toc789_1628875672"/><text:soft-page-break/>Описание работы:<text:bookmark-end text:name="__RefHeading___Toc789_1628875672"/></text:h>
      <text:p text:style-name="P15">1. Для начала построим диаграмму классов</text:p>
      <text:h text:style-name="Heading_20_1" text:outline-level="1"><text:bookmark-start text:name="__RefHeading___Toc793_1628875672"/><text:span text:style-name="T3">Результат работы</text:span><text:span text:style-name="T4">:</text:span><text:bookmark-end text:name="__RefHeading___Toc793_1628875672"/></text:h>
      <text:p text:style-name="P9">В консоль <text:span text:style-name="T12">можно выводить настраиваемые события, описание которым дано в предметной области.</text:span></text:p>
      <text:h text:style-name="Heading_20_1" text:outline-level="1"><text:bookmark-start text:name="__RefHeading___Toc795_1628875672"/>Вывод:<text:bookmark-end text:name="__RefHeading___Toc795_1628875672"/></text:h>
      <text:p text:style-name="P16">Я узнал о принципах SOLID и STUPID, интерфейсах, абстрактных классах, методах equals(), toString(), hashCode(), и перечисляемых типах(enum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1" svg:font-family="'Noto Sans Mono'" style:font-family-generic="roman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imbus Roman" fo:font-family="'Nimbus Roman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0:25:10.288498470</meta:creation-date>
    <dc:date>2022-12-19T09:17:21.319071702</dc:date>
    <meta:editing-duration>PT11H34M3S</meta:editing-duration>
    <meta:editing-cycles>13</meta:editing-cycles>
    <meta:generator>LibreOffice/7.4.2.3$Linux_X86_64 LibreOffice_project/40$Build-3</meta:generator>
    <meta:document-statistic meta:table-count="0" meta:image-count="0" meta:object-count="0" meta:page-count="4" meta:paragraph-count="30" meta:word-count="318" meta:character-count="2358" meta:non-whitespace-character-count="2071"/>
  </office:meta>
</office:document-meta>
</file>